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4cm" svg:stroke-color="#ffffff" draw:marker-start-width="0.95cm" draw:marker-end-width="0.95cm" draw:fill="solid" draw:fill-color="#ffffff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svg:stroke-width="0.4cm" svg:stroke-color="#ffffff" draw:marker-start-width="0.8cm" draw:marker-end-width="0.8cm" draw:fill="solid" draw:fill-color="#ffffff" draw:textarea-vertical-align="middle" fo:padding-top="0.325cm" fo:padding-bottom="0.325cm" fo:padding-left="0.45cm" fo:padding-right="0.45cm"/>
    </style:style>
    <style:style style:name="gr9" style:family="graphic" style:parent-style-name="standard">
      <style:graphic-properties svg:stroke-width="0.1cm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eb613d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line draw:style-name="gr1" draw:text-style-name="P1" draw:layer="layout" svg:x1="1cm" svg:y1="11cm" svg:x2="24cm" svg:y2="11cm">
          <text:p/>
        </draw:line>
        <draw:frame draw:style-name="gr2" draw:layer="layout" svg:width="3cm" svg:height="1.675cm" svg:x="1cm" svg:y="12.5cm">
          <draw:text-box>
            <text:p>Instance </text:p>
            <text:p>level</text:p>
          </draw:text-box>
        </draw:frame>
        <draw:frame draw:style-name="gr2" draw:layer="layout" svg:width="2.5cm" svg:height="1.675cm" svg:x="1cm" svg:y="9.037cm">
          <draw:text-box>
            <text:p>Base </text:p>
            <text:p>level</text:p>
          </draw:text-box>
        </draw:frame>
        <draw:rect draw:style-name="gr3" draw:text-style-name="P1" draw:layer="layout" svg:width="3.5cm" svg:height="1.5cm" svg:x="12cm" svg:y="12cm">
          <text:p text:style-name="P1">Hephaestus</text:p>
          <text:p text:style-name="P1">(UC)</text:p>
        </draw:rect>
        <draw:rect draw:style-name="gr3" draw:text-style-name="P1" draw:layer="layout" svg:width="3cm" svg:height="1.5cm" svg:x="7.5cm" svg:y="8cm">
          <text:p text:style-name="P1">kernel</text:p>
        </draw:rect>
        <draw:rect draw:style-name="gr3" draw:text-style-name="P1" draw:layer="layout" svg:width="3.5cm" svg:height="1.5cm" svg:x="16cm" svg:y="12cm">
          <text:p text:style-name="P1">Hephaestus</text:p>
          <text:p text:style-name="P1">(BPM)</text:p>
        </draw:rect>
        <draw:rect draw:style-name="gr3" draw:text-style-name="P1" draw:layer="layout" svg:width="3.5cm" svg:height="1.5cm" svg:x="20cm" svg:y="12cm">
          <text:p text:style-name="P1">Hephaestus</text:p>
          <text:p text:style-name="P1">(UC+BPM)</text:p>
        </draw:rect>
        <draw:rect draw:style-name="gr3" draw:text-style-name="P1" draw:layer="layout" svg:width="3cm" svg:height="1.5cm" svg:x="7.5cm" svg:y="12cm">
          <text:p text:style-name="P1">kernel</text:p>
        </draw:rect>
        <draw:rect draw:style-name="gr3" draw:text-style-name="P1" draw:layer="layout" svg:width="4cm" svg:height="1.5cm" svg:x="13cm" svg:y="6.3cm">
          <text:p text:style-name="P1">Meta-</text:p>
          <text:p text:style-name="P1">programming</text:p>
        </draw:rect>
        <draw:rect draw:style-name="gr3" draw:text-style-name="P1" draw:layer="layout" svg:width="4cm" svg:height="1.5cm" svg:x="18.5cm" svg:y="6.5cm">
          <text:p text:style-name="P1">artifacts</text:p>
        </draw:rect>
        <draw:rect draw:style-name="gr3" draw:text-style-name="P1" draw:layer="layout" svg:width="5cm" svg:height="1.5cm" svg:x="18.5cm" svg:y="8.5cm">
          <text:p text:style-name="P1">transformations</text:p>
        </draw:rect>
        <draw:line draw:style-name="gr4" draw:text-style-name="P1" draw:layer="layout" svg:x1="9cm" svg:y1="9.5cm" svg:x2="9.5cm" svg:y2="12cm">
          <text:p/>
        </draw:line>
        <draw:line draw:style-name="gr4" draw:text-style-name="P1" draw:layer="layout" svg:x1="9cm" svg:y1="9.5cm" svg:x2="13.5cm" svg:y2="12cm">
          <text:p/>
        </draw:line>
        <draw:line draw:style-name="gr4" draw:text-style-name="P1" draw:layer="layout" svg:x1="9cm" svg:y1="9.5cm" svg:x2="18cm" svg:y2="12cm">
          <text:p/>
        </draw:line>
        <draw:line draw:style-name="gr4" draw:text-style-name="P1" draw:layer="layout" svg:x1="9cm" svg:y1="9.5cm" svg:x2="22cm" svg:y2="12cm">
          <text:p/>
        </draw:line>
        <draw:line draw:style-name="gr5" draw:text-style-name="P1" draw:layer="layout" svg:x1="10.5cm" svg:y1="8.5cm" svg:x2="13cm" svg:y2="7cm">
          <text:p/>
        </draw:line>
        <draw:line draw:style-name="gr5" draw:text-style-name="P1" draw:layer="layout" svg:x1="17cm" svg:y1="7cm" svg:x2="18.5cm" svg:y2="7cm">
          <text:p/>
        </draw:line>
        <draw:line draw:style-name="gr5" draw:text-style-name="P1" draw:layer="layout" svg:x1="17cm" svg:y1="7cm" svg:x2="18.5cm" svg:y2="9.5cm">
          <text:p/>
        </draw:line>
        <draw:rect draw:style-name="gr3" draw:text-style-name="P1" draw:layer="layout" svg:width="4cm" svg:height="1.5cm" svg:x="18.5cm" svg:y="4.5cm">
          <text:p text:style-name="P1">Hepheastus</text:p>
          <text:p text:style-name="P1">Model</text:p>
        </draw:rect>
        <draw:line draw:style-name="gr5" draw:text-style-name="P1" draw:layer="layout" svg:x1="17cm" svg:y1="7cm" svg:x2="18.5cm" svg:y2="5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line draw:style-name="gr7" draw:text-style-name="P1" draw:layer="layout" svg:x1="14.5cm" svg:y1="4.001cm" svg:x2="14.5cm" svg:y2="16.501cm">
          <text:p/>
        </draw:line>
        <draw:line draw:style-name="gr8" draw:text-style-name="P1" draw:layer="layout" svg:x1="6.5cm" svg:y1="11.501cm" svg:x2="22cm" svg:y2="11.501cm">
          <text:p/>
        </draw:line>
        <draw:custom-shape draw:style-name="gr9" draw:text-style-name="P2" draw:layer="layout" svg:width="24cm" svg:height="3cm" svg:x="2cm" svg:y="11.001cm">
          <text:p text:style-name="P1"><text:span text:style-name="T1">Weaving Proces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cm" svg:height="2.5cm" svg:x="1cm" svg:y="6.501cm">
          <text:p text:style-name="P1"><text:span text:style-name="T2">SPL</text:span></text:p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cm" svg:height="2.5cm" svg:x="7.5cm" svg:y="6.501cm">
          <text:p text:style-name="P1"><text:span text:style-name="T2">Feature</text:span></text:p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5cm" svg:height="2.5cm" svg:x="14cm" svg:y="6.501cm">
          <text:p text:style-name="P1"><text:span text:style-name="T2">Product</text:span></text:p>
          <text:p text:style-name="P1"><text:span text:style-name="T2">Configu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5cm" svg:height="2.5cm" svg:x="21cm" svg:y="6.501cm">
          <text:p text:style-name="P1"><text:span text:style-name="T3">Configuration</text:span></text:p>
          <text:p text:style-name="P1"><text:span text:style-name="T3">Knowledg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7.5cm" svg:height="2.5cm" svg:x="10.5cm" svg:y="16.001cm">
          <text:p text:style-name="P1"><text:span text:style-name="T2">Product Specific</text:span></text:p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2cm" svg:x="3.5cm" svg:y="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1cm" svg:height="2cm" svg:x="10cm" svg:y="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1cm" svg:height="2cm" svg:x="16.5cm" svg:y="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1cm" svg:height="2cm" svg:x="24cm" svg:y="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cm" svg:height="2cm" svg:x="14cm" svg:y="14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ander Alves</meta:initial-creator>
    <meta:creation-date>2011-09-21T10:58:23.38</meta:creation-date>
    <meta:editing-duration>PT00H19M00S</meta:editing-duration>
    <meta:editing-cycles>3</meta:editing-cycles>
    <dc:date>2011-09-21T14:55:43.18</dc:date>
    <dc:creator>Vander Alves</dc:creator>
    <meta:generator>BrOffice.org/3.1$Win32 OpenOffice.org_project/310m19$Build-9420</meta:generator>
    <meta:document-statistic meta:object-count="58"/>
  </office:meta>
</office:document-meta>
</file>